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385cm"/>
    </style:style>
    <style:style style:name="gr3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3.203cm" svg:height="0.962cm" svg:x="1.1cm" svg:y="0.7cm">
          <draw:text-box>
            <text:p>Git始め方</text:p>
          </draw:text-box>
        </draw:frame>
        <draw:frame draw:style-name="gr1" draw:text-style-name="P1" draw:layer="layout" svg:width="24.472cm" svg:height="3.73cm" svg:x="2.2cm" svg:y="2cm">
          <draw:text-box>
            <text:p>repositoryを作りたいdirectoryにて</text:p>
            <text:p>$git init</text:p>
            <text:p>$git config -- global user.email “<text:a xlink:href="mailto:hiroumi@mit.edu" xlink:type="simple">hiroumi@mit.edu</text:a>”</text:p>
            <text:p>$git config -- global user.name “HiroumiTani” <text:s text:c="2"/>// 念の為、GitHubの登録情報に合わせる </text:p>
            <text:p/>
          </draw:text-box>
        </draw:frame>
        <draw:frame draw:style-name="gr2" draw:text-style-name="P1" draw:layer="layout" svg:width="24.6cm" svg:height="5.635cm" svg:x="2.4cm" svg:y="6.727cm">
          <draw:text-box>
            <text:p>変更を加えた場合、</text:p>
            <text:p>$git add [file name] or *</text:p>
            <text:p>$git commit -m “comment”</text:p>
            <text:p/>
            <text:p>すでに存在しているファイルを修正した場合、</text:p>
            <text:p>$git commit -a -m “comment”</text:p>
            <text:p>でaddとcommitを両方できるらしい。ただし、ファイルの指定はできず、全変更が反映される様子。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3T07:42:32.276942155</meta:creation-date>
    <dc:date>2018-02-23T08:03:56.913612021</dc:date>
    <meta:editing-duration>PT21M22S</meta:editing-duration>
    <meta:editing-cycles>6</meta:editing-cycles>
    <meta:generator>LibreOffice/5.1.6.2$Linux_X86_64 LibreOffice_project/10m0$Build-2</meta:generator>
    <meta:document-statistic meta:object-count="26"/>
  </office:meta>
</office:document-meta>
</file>